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F" svg:font-family="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Drawing">
      <style:paragraph-properties fo:text-align="end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Drawing">
      <style:paragraph-properties fo:text-align="end" style:justify-single-word="false" fo:background-color="#e6e6e6">
        <style:background-image/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Drawing">
      <style:paragraph-properties fo:text-align="start" style:justify-single-word="false" fo:background-color="#e6e6e6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 style:list-style-name="L4">
      <style:paragraph-properties fo:text-align="justify" style:justify-single-word="false"/>
    </style:style>
    <style:style style:name="P6" style:family="paragraph" style:parent-style-name="Text_20_body" style:list-style-name="L4">
      <style:paragraph-properties fo:text-align="justify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8" style:family="paragraph" style:parent-style-name="Text_20_body" style:list-style-name="L4">
      <style:paragraph-properties fo:text-align="justify" style:justify-single-word="false"/>
      <style:text-properties fo:font-weight="normal" style:font-weight-asian="normal" style:font-weight-complex="normal"/>
    </style:style>
    <style:style style:name="P9" style:family="paragraph" style:parent-style-name="Text_20_body">
      <style:text-properties style:use-window-font-color="true"/>
    </style:style>
    <style:style style:name="P10" style:family="paragraph" style:parent-style-name="Text_20_body">
      <style:paragraph-properties fo:background-color="#e6e6e6">
        <style:background-image/>
      </style:paragraph-properties>
      <style:text-properties style:use-window-font-color="true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aa00" style:font-name="Courier New" fo:font-size="10pt" fo:font-style="italic" style:font-name-asian="Courier New" style:font-size-asian="10pt" style:font-style-asian="italic" style:font-name-complex="Courier New" style:font-size-complex="10pt" style:font-style-complex="italic"/>
    </style:style>
    <style:style style:name="P13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aa00" style:font-name="Courier New" fo:font-size="10pt" style:font-name-asian="Courier New" style:font-size-asian="10pt" style:font-name-complex="Courier New" style:font-size-complex="10pt"/>
    </style:style>
    <style:style style:name="P14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c0c0c0"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8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</style:style>
    <style:style style:name="P19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7d7d7d" style:font-name="Courier New" fo:font-size="10pt" fo:font-style="italic" style:font-name-asian="Courier New" style:font-size-asian="10pt" style:font-style-asian="italic" style:font-name-complex="Courier New" style:font-size-complex="10pt" style:font-style-complex="italic"/>
    </style:style>
    <style:style style:name="P20" style:family="paragraph" style:parent-style-name="Standard">
      <style:paragraph-properties fo:text-align="justify" style:justify-single-word="false" fo:background-color="#e6e6e6">
        <style:background-image/>
      </style:paragraph-properties>
      <style:text-properties fo:color="#00aa00" style:font-name="Courier New" fo:font-size="10pt" fo:font-style="italic" fo:font-weight="normal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P21" style:family="paragraph" style:parent-style-name="Standard" style:list-style-name="">
      <style:paragraph-properties fo:background-color="#e6e6e6" style:text-autospace="none">
        <style:background-image/>
      </style:paragraph-properties>
      <style:text-properties fo:color="#00aa00" style:font-name="Courier New" fo:font-size="10pt" fo:font-style="italic" fo:font-weight="normal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P22" style:family="paragraph" style:parent-style-name="Standard" style:list-style-name="">
      <style:paragraph-properties fo:background-color="#e6e6e6" style:text-autospace="none">
        <style:background-image/>
      </style:paragraph-properties>
      <style:text-properties fo:color="#00aa00" style:font-name="Courier New" fo:font-size="10pt" fo:font-style="italic" style:font-name-asian="Courier New" style:font-size-asian="10pt" style:font-style-asian="italic" style:font-name-complex="Courier New" style:font-size-complex="10pt" style:font-style-complex="italic"/>
    </style:style>
    <style:style style:name="P23" style:family="paragraph" style:parent-style-name="Standard" style:list-style-name="">
      <style:paragraph-properties fo:background-color="#e6e6e6" style:text-autospace="none"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P24" style:family="paragraph" style:parent-style-name="Standard">
      <style:paragraph-properties fo:text-align="justify" style:justify-single-word="false" fo:background-color="#e6e6e6"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P25" style:family="paragraph" style:parent-style-name="Standard" style:list-style-name="">
      <style:paragraph-properties fo:background-color="#e6e6e6" style:text-autospace="none">
        <style:background-image/>
      </style:paragraph-properties>
      <style:text-properties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6" style:family="paragraph" style:parent-style-name="Standard" style:list-style-name="">
      <style:paragraph-properties fo:background-color="#e6e6e6" style:text-autospace="none">
        <style:background-image/>
      </style:paragraph-properties>
      <style:text-properties fo:color="#c0c0c0" style:font-name="Courier New" fo:font-size="10pt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7" style:family="paragraph" style:parent-style-name="Standard" style:list-style-name="">
      <style:paragraph-properties fo:background-color="#e6e6e6" style:text-autospace="none">
        <style:background-image/>
      </style:paragraph-properties>
      <style:text-properties fo:color="#000000" style:font-name="Courier New" fo:font-size="10pt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 fo:background-color="#e6e6e6">
        <style:background-image/>
      </style:paragraph-properties>
      <style:text-properties fo:color="#000000" style:font-name="Courier New" fo:font-size="10pt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9" style:family="paragraph" style:parent-style-name="Standard" style:list-style-name="">
      <style:paragraph-properties fo:text-align="justify" style:justify-single-word="false" fo:background-color="#e6e6e6" style:text-autospace="none">
        <style:background-image/>
      </style:paragraph-properties>
      <style:text-properties fo:color="#000000" style:font-name="Courier New" fo:font-size="10pt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 fo:background-color="#e6e6e6">
        <style:background-image/>
      </style:paragraph-properties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31" style:family="paragraph" style:parent-style-name="Standard">
      <style:paragraph-properties fo:break-before="page"/>
    </style:style>
    <style:style style:name="P32" style:family="paragraph" style:parent-style-name="Heading_20_1">
      <style:text-properties style:font-name="Arial" fo:font-size="16.1000003814697pt" style:font-size-asian="16.1000003814697pt" style:font-size-complex="16.1000003814697pt"/>
    </style:style>
    <style:style style:name="P33" style:family="paragraph" style:parent-style-name="Heading_20_1">
      <style:paragraph-properties fo:margin-top="0.1665in" fo:margin-bottom="0.0835in" fo:keep-with-next="always"/>
    </style:style>
    <style:style style:name="P34" style:family="paragraph" style:parent-style-name="Heading_20_1">
      <style:paragraph-properties fo:margin-top="0.1665in" fo:margin-bottom="0.0835in" fo:keep-with-next="always"/>
      <style:text-properties style:font-name="Arial" style:font-name-asian="Microsoft YaHei" style:font-name-complex="Mang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0000ff"/>
    </style:style>
    <style:style style:name="T5" style:family="text">
      <style:text-properties fo:color="#0000ff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color="#0000ff" fo:font-style="normal" style:font-name-asian="Courier New" style:font-style-asian="normal" style:font-name-complex="Courier New" style:font-style-complex="normal"/>
    </style:style>
    <style:style style:name="T7" style:family="text">
      <style:text-properties fo:color="#0000ff" style:font-name-asian="Courier New" style:font-name-complex="Courier New"/>
    </style:style>
    <style:style style:name="T8" style:family="text">
      <style:text-properties fo:color="#0000ff" style:font-name="Arial" fo:font-size="16.1000003814697pt" fo:font-style="normal" style:font-name-asian="Courier New" style:font-size-asian="16.1000003814697pt" style:font-style-asian="normal" style:font-name-complex="Courier New" style:font-size-complex="16.1000003814697pt" style:font-style-complex="normal"/>
    </style:style>
    <style:style style:name="T9" style:family="text">
      <style:text-properties fo:color="#0000ff" fo:font-style="italic" style:font-style-asian="italic" style:font-style-complex="italic"/>
    </style:style>
    <style:style style:name="T10" style:family="text">
      <style:text-properties fo:color="#000000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color="#000000" fo:font-weight="bold" style:font-name-asian="Courier New" style:font-weight-asian="bold" style:font-name-complex="Courier New" style:font-weight-complex="bold"/>
    </style:style>
    <style:style style:name="T13" style:family="text">
      <style:text-properties fo:color="#000000" fo:font-style="normal" style:font-style-asian="normal" style:font-style-complex="normal"/>
    </style:style>
    <style:style style:name="T14" style:family="text">
      <style:text-properties fo:color="#000000" fo:font-style="normal" fo:font-weight="bold" style:font-name-asian="Courier New" style:font-style-asian="normal" style:font-weight-asian="bold" style:font-name-complex="Courier New" style:font-style-complex="normal" style:font-weight-complex="bold"/>
    </style:style>
    <style:style style:name="T15" style:family="text">
      <style:text-properties fo:color="#000000" fo:font-style="normal" style:font-name-asian="Courier New" style:font-style-asian="normal" style:font-name-complex="Courier New" style:font-style-complex="normal"/>
    </style:style>
    <style:style style:name="T16" style:family="text">
      <style:text-properties fo:color="#000000" fo:font-style="italic" style:font-style-asian="italic" style:font-style-complex="italic"/>
    </style:style>
    <style:style style:name="T17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color="#000000" style:font-name-asian="Courier New" style:font-name-complex="Courier New"/>
    </style:style>
    <style:style style:name="T19" style:family="text">
      <style:text-properties fo:color="#00aa00"/>
    </style:style>
    <style:style style:name="T20" style:family="text">
      <style:text-properties fo:color="#00aa00" fo:font-style="italic" style:font-style-asian="italic" style:font-style-complex="italic"/>
    </style:style>
    <style:style style:name="T21" style:family="text">
      <style:text-properties fo:color="#00aa00" style:font-name="Courier New" fo:font-size="10pt" fo:font-style="italic" style:font-name-asian="Courier New" style:font-size-asian="10pt" style:font-style-asian="italic" style:font-name-complex="Courier New" style:font-size-complex="10pt" style:font-style-complex="italic"/>
    </style:style>
    <style:style style:name="T22" style:family="text">
      <style:text-properties fo:color="#00aa00" style:font-name="Arial" fo:font-size="16.1000003814697pt" fo:font-style="normal" style:font-name-asian="Courier New" style:font-size-asian="16.1000003814697pt" style:font-style-asian="normal" style:font-name-complex="Courier New" style:font-size-complex="16.1000003814697pt" style:font-style-complex="normal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color="#7d7d7d" fo:font-style="italic" style:font-style-asian="italic" style:font-style-complex="italic"/>
    </style:style>
    <style:style style:name="T29" style:family="text">
      <style:text-properties fo:font-size="10pt"/>
    </style:style>
    <style:style style:name="T30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Courier New"/>
    </style:style>
    <style:style style:name="T35" style:family="text">
      <style:text-properties style:font-name="Courier New" fo:font-size="10pt" fo:font-style="italic" style:font-name-asian="Courier New" style:font-size-asian="10pt" style:font-style-asian="italic" style:font-name-complex="Courier New" style:font-size-complex="10pt" style:font-style-complex="italic"/>
    </style:style>
    <style:style style:name="T36" style:family="text">
      <style:text-properties style:font-name="Courier New" fo:font-size="10pt" fo:font-style="italic" style:text-underline-style="solid" style:text-underline-width="auto" style:text-underline-color="font-color" style:font-name-asian="Courier New" style:font-size-asian="10pt" style:font-style-asian="italic" style:font-name-complex="Courier New" style:font-size-complex="10pt" style:font-style-complex="italic"/>
    </style:style>
    <style:style style:name="T37" style:family="text">
      <style:text-properties style:font-name-asian="Courier New"/>
    </style:style>
    <style:style style:name="T38" style:family="text">
      <style:text-properties style:font-size-asian="10pt"/>
    </style:style>
    <style:style style:name="T39" style:family="text">
      <style:text-properties style:font-style-asian="italic"/>
    </style:style>
    <style:style style:name="T40" style:family="text">
      <style:text-properties style:font-name-complex="Courier New"/>
    </style:style>
    <style:style style:name="T41" style:family="text">
      <style:text-properties style:font-size-complex="10pt"/>
    </style:style>
    <style:style style:name="T42" style:family="text">
      <style:text-properties style:font-style-complex="italic"/>
    </style:style>
    <style:style style:name="T43" style:family="text">
      <style:text-properties style:use-window-font-color="true"/>
    </style:style>
    <style:style style:name="T44" style:family="text">
      <style:text-properties style:use-window-font-color="true" style:text-underline-style="solid" style:text-underline-width="auto" style:text-underline-color="font-color"/>
    </style:style>
    <style:style style:name="T45" style:family="text">
      <style:text-properties style:use-window-font-color="true" style:font-name="Courier New" fo:font-size="10pt" fo:font-style="italic" style:font-name-asian="Courier New" style:font-size-asian="10pt" style:font-style-asian="italic" style:font-name-complex="Courier New" style:font-size-complex="10pt" style:font-style-complex="italic"/>
    </style:style>
    <style:style style:name="T46" style:family="text">
      <style:text-properties style:use-window-font-color="true" style:font-name="Courier New" fo:font-size="10pt" fo:font-style="italic" style:text-underline-style="solid" style:text-underline-width="auto" style:text-underline-color="font-color" style:font-name-asian="Courier New" style:font-size-asian="10pt" style:font-style-asian="italic" style:font-name-complex="Courier New" style:font-size-complex="10pt" style:font-style-complex="italic"/>
    </style:style>
    <style:style style:name="T47" style:family="text">
      <style:text-properties style:use-window-font-color="true" style:text-underline-style="none"/>
    </style:style>
    <style:style style:name="T48" style:family="text">
      <style:text-properties style:text-underline-style="none"/>
    </style:style>
    <style:style style:name="T49" style:family="text">
      <style:text-properties style:font-name="Times New Roman" fo:font-size="10pt" fo:font-style="italic" style:font-name-asian="Courier New" style:font-size-asian="10pt" style:font-style-asian="italic" style:font-name-complex="Courier New" style:font-size-complex="10pt" style:font-style-complex="italic"/>
    </style:style>
    <style:style style:name="T50" style:family="text">
      <style:text-properties style:font-name="Times New Roman" fo:font-size="10pt" fo:font-style="italic" style:text-underline-style="solid" style:text-underline-width="auto" style:text-underline-color="font-color" style:font-name-asian="Courier New" style:font-size-asian="10pt" style:font-style-asian="italic" style:font-name-complex="Courier New" style:font-size-complex="10pt" style:font-style-complex="italic"/>
    </style:style>
    <style:style style:name="T51" style:family="text">
      <style:text-properties style:font-name="Times New Roman" fo:font-size="10pt" fo:font-style="normal" style:font-name-asian="Courier New" style:font-size-asian="10pt" style:font-style-asian="normal" style:font-name-complex="Courier New" style:font-size-complex="10pt" style:font-style-complex="normal"/>
    </style:style>
    <style:style style:name="T52" style:family="text">
      <style:text-properties style:font-name="Times New Roman" fo:font-size="10pt" fo:font-style="normal" style:text-underline-style="solid" style:text-underline-width="auto" style:text-underline-color="font-color" style:font-name-asian="Courier New" style:font-size-asian="10pt" style:font-style-asian="normal" style:font-name-complex="Courier New" style:font-size-complex="10pt" style:font-style-complex="normal"/>
    </style:style>
    <style:style style:name="T53" style:family="text">
      <style:text-properties style:font-name="Times New Roman" fo:font-size="12pt" fo:font-style="normal" style:font-name-asian="Courier New" style:font-size-asian="12pt" style:font-style-asian="normal" style:font-name-complex="Courier New" style:font-size-complex="12pt" style:font-style-complex="normal"/>
    </style:style>
    <style:style style:name="T54" style:family="text">
      <style:text-properties style:font-name="Times New Roman" fo:font-size="12pt" fo:font-style="normal" style:text-underline-style="solid" style:text-underline-width="auto" style:text-underline-color="font-color" style:font-name-asian="Courier New" style:font-size-asian="12pt" style:font-style-asian="normal" style:font-name-complex="Courier New" style:font-size-complex="12pt" style:font-style-complex="normal"/>
    </style:style>
    <style:style style:name="T55" style:family="text">
      <style:text-properties style:font-name="Times New Roman" fo:font-size="12pt" fo:font-style="normal" style:text-underline-style="none" style:font-name-asian="Courier New" style:font-size-asian="12pt" style:font-style-asian="normal" style:font-name-complex="Courier New" style:font-size-complex="12pt" style:font-style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Tahoma" style:font-style-name="Regular" style:font-family-generic="swiss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Tahoma" style:font-style-name="Regular" style:font-family-generic="swiss"/>
      </text:list-level-style-bullet>
      <text:list-level-style-bullet text:level="3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Tahoma" style:font-style-name="Regular" style:font-family-generic="swiss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1"><text:span text:style-name="T14">model</text:span><text:span text:style-name="T15">(name=</text:span><text:span text:style-name="T6">None</text:span><text:span text:style-name="T15">, **hints):</text:span></text:h>
      <text:p text:style-name="Text_20_body">U<text:span text:style-name="T43">sed for decorating classes that are API models.</text:span></text:p>
      <text:p text:style-name="Text_20_body"><text:span text:style-name="T44">examples</text:span><text:span text:style-name="T43">:</text:span></text:p>
      <text:p text:style-name="P10"><text:s text:c="8"/>@model</text:p>
      <text:p text:style-name="P10"><text:s text:c="8"/>class Entity:</text:p>
      <text:p text:style-name="P10"><text:s text:c="12"/>Name = String</text:p>
      <text:p text:style-name="P10"><text:s text:c="8"/></text:p>
      <text:p text:style-name="P10"><text:s text:c="8"/>@model(name=Entity)</text:p>
      <text:p text:style-name="P10"><text:s text:c="8"/>class Entity2(Entity):</text:p>
      <text:p text:style-name="P10"><text:s text:c="12"/>NewProperty = Integer</text:p>
      <text:p text:style-name="P10"><text:s text:c="12"/></text:p>
      <text:p text:style-name="P9"><text:s text:c="4"/>@param name: string|None</text:p>
      <text:p text:style-name="P9"><text:s text:c="8"/>Provide a name under which the model will be known. If not provided the name of the model is the class name.</text:p>
      <text:p text:style-name="P9"><text:s text:c="4"/>@param hints: key word arguments</text:p>
      <text:p text:style-name="P9"><text:s text:c="8"/>Provides hints for the model, the available hints are</text:p>
      <text:p text:style-name="P9"><text:tab/>id – used for defining the model id</text:p>
      <text:p text:style-name="P9"><text:tab/>domain – used for placing the model on a specific domain</text:p>
      <text:p text:style-name="P9"/>
      <text:h text:style-name="P33" text:outline-level="1"><text:span text:style-name="T1">criteria</text:span>(main=<text:span text:style-name="T8">None</text:span>):</text:h>
      <text:p text:style-name="Text_20_body"><text:span text:style-name="T43">Used for decorating classes that are API criteria's.</text:span></text:p>
      <text:p text:style-name="P9"><text:span text:style-name="T3">examples</text:span>:</text:p>
      <text:p text:style-name="P10"><text:s text:c="8"/>@criteria(main='order')</text:p>
      <text:p text:style-name="P10"><text:s text:c="8"/>class OrderBy:</text:p>
      <text:p text:style-name="P10"><text:s text:c="12"/>order = <text:span text:style-name="T48">bool</text:span></text:p>
      <text:p text:style-name="P10"><text:s text:c="12"/></text:p>
      <text:p text:style-name="P9"><text:s text:c="4"/>@param main: string|None</text:p>
      <text:p text:style-name="P9"><text:s text:c="8"/>Provide the name of the property that is to be considered the main property for the criteria. The main property is the property used whenever the criteria is used without a property. If the main property is None then it will be inherited if is the case from super criteria's otherwise is left <text:span text:style-name="T3">unset</text:span>.</text:p>
      <text:p text:style-name="P9"/>
      <text:p text:style-name="P9"/>
      <text:h text:style-name="P34" text:outline-level="1"><text:soft-page-break/><text:span text:style-name="T11">query</text:span><text:span text:style-name="T10">():</text:span></text:h>
      <text:p text:style-name="Text_20_body"><text:span text:style-name="T43">Used for decorating classes that are API queries.</text:span></text:p>
      <text:p text:style-name="P9"><text:span text:style-name="T3">examples</text:span>:</text:p>
      <text:p text:style-name="P10"><text:s text:c="8"/>@query</text:p>
      <text:p text:style-name="P10"><text:s text:c="8"/>class ThemeQuery:</text:p>
      <text:p text:style-name="P10"><text:s text:c="12"/></text:p>
      <text:p text:style-name="P10"><text:s text:c="12"/>name = OrderBy</text:p>
      <text:p text:style-name="P10"><text:span text:style-name="T35"><text:s text:c="4"/></text:span></text:p>
      <text:p text:style-name="P9"><text:span text:style-name="T35"/></text:p>
      <text:h text:style-name="P33" text:outline-level="1"><text:span text:style-name="T27">service</text:span><text:span text:style-name="T26">(generic=</text:span><text:span text:style-name="T8">None</text:span><text:span text:style-name="T26">):</text:span></text:h>
      <text:p text:style-name="P9">Used for decorating classes that are API services.</text:p>
      <text:p text:style-name="P9"><text:span text:style-name="T3">examples</text:span>:</text:p>
      <text:p text:style-name="P10"><text:s text:c="8"/>@service</text:p>
      <text:p text:style-name="P10"><text:s text:c="8"/>class IEntityService:</text:p>
      <text:p text:style-name="P10"><text:s text:c="4"/></text:p>
      <text:p text:style-name="P10"><text:s text:c="12"/>@call(Number, Entity.x)</text:p>
      <text:p text:style-name="P10"><text:s text:c="12"/><text:span text:style-name="T48">def</text:span> <text:span text:style-name="T48">multipy</text:span>(self, x):</text:p>
      <text:p text:style-name="P10"><text:s text:c="12"/></text:p>
      <text:p text:style-name="P10"><text:s text:c="8"/></text:p>
      <text:p text:style-name="P10"><text:s text:c="8"/>@service((Entity, Issue))</text:p>
      <text:p text:style-name="P10"><text:s text:c="8"/>class IInheritingService(IEntityService):</text:p>
      <text:p text:style-name="P10"><text:s text:c="4"/></text:p>
      <text:p text:style-name="P10"><text:s text:c="12"/>@call(Number, Issue.x)</text:p>
      <text:p text:style-name="P10"><text:s text:c="12"/><text:span text:style-name="T48">def</text:span> <text:span text:style-name="T48">multipy</text:span>(self, x):</text:p>
      <text:p text:style-name="P10"><text:s text:c="12"/></text:p>
      <text:p text:style-name="P9"><text:s text:c="4"/>@param generic: tuple|list((genericClass, replaceClass)|[...(genericClass, replaceClass)])</text:p>
      <text:p text:style-name="P9"><text:s text:c="8"/>The classes of that will be generically replaced. Can also be provided as arguments.</text:p>
      <text:p text:style-name="P9"><text:span text:style-name="T35"/></text:p>
      <text:h text:style-name="P34" text:outline-level="1"><text:span text:style-name="T17">call</text:span><text:span text:style-name="T16">(types=</text:span><text:span text:style-name="T9">None</text:span><text:span text:style-name="T16">, **hints):</text:span></text:h>
      <text:p text:style-name="Text_20_body"><text:span text:style-name="T43">Used for decorating service methods that are used as APIs.</text:span></text:p>
      <text:p text:style-name="P9"><text:span text:style-name="T3">examples</text:span>:</text:p>
      <text:p text:style-name="P10"><text:s text:c="8"/>Using the annotations:</text:p>
      <text:p text:style-name="P10"><text:s text:c="12"/>@call</text:p>
      <text:p text:style-name="P10"><text:soft-page-break/><text:s text:c="12"/><text:span text:style-name="T48">def</text:span> updateX(self, x:int)-&gt;None:</text:p>
      <text:p text:style-name="P10"><text:s text:c="16"/>doc string</text:p>
      <text:p text:style-name="P10"><text:s text:c="16"/>&lt;no method body required&gt;</text:p>
      <text:p text:style-name="P10"><text:s text:c="16"/></text:p>
      <text:p text:style-name="P10"><text:s text:c="8"/>Using specified types:</text:p>
      <text:p text:style-name="P10"><text:s text:c="12"/>@call(Entity, Entity.x, String, webName='unassigned')</text:p>
      <text:p text:style-name="P10"><text:s text:c="12"/><text:span text:style-name="T48">def</text:span> findBy(self, x, name):</text:p>
      <text:p text:style-name="P10"><text:s text:c="16"/>doc string</text:p>
      <text:p text:style-name="P10"><text:s text:c="16"/>&lt;no method body required&gt;</text:p>
      <text:p text:style-name="P10"><text:s text:c="16"/></text:p>
      <text:p text:style-name="P10"><text:s text:c="12"/>@call(Entity, Entity, OtherEntity, method=UPDATE)</text:p>
      <text:p text:style-name="P10"><text:s text:c="12"/><text:span text:style-name="T48">def</text:span> assign(self, entity, toEntity):</text:p>
      <text:p text:style-name="P10"><text:s text:c="16"/>doc string</text:p>
      <text:p text:style-name="P10"><text:s text:c="16"/>&lt;no method body required&gt;</text:p>
      <text:p text:style-name="P10"><text:s text:c="12"/></text:p>
      <text:p text:style-name="P9"><text:s text:c="4"/>@param types: tuple|list(Type|Type reference)</text:p>
      <text:p text:style-name="P9"><text:s text:c="8"/>On the first position it will be considered the output type then the input types expected for the</text:p>
      <text:p text:style-name="P9"><text:s text:c="8"/>service call. Can also be provided as arguments.</text:p>
      <text:p text:style-name="P9"><text:s text:c="4"/>@param hints: key arguments</text:p>
      <text:p text:style-name="P9"><text:s text:c="8"/>Provides hints for the call, supported parameters:</text:p>
      <text:p text:style-name="P9"><text:s text:c="12"/>@keyword exposed: boolean</text:p>
      <text:p text:style-name="P9"><text:s text:c="16"/>Indicates that the call is exposed for external interactions, usually all defined methods in a service</text:p>
      <text:p text:style-name="Text_20_body"><text:s text:c="12"/><text:span text:style-name="T43"><text:s text:c="4"/>that are not decorated with call are considered </text:span><text:span text:style-name="T47">unexposed</text:span><text:span text:style-name="T43"> calls.</text:span></text:p>
      <text:p text:style-name="P9"><text:s text:c="12"/>@keyword method: integer</text:p>
      <text:p text:style-name="P9"><text:span text:style-name="T35"><text:tab/> <text:s/></text:span><text:span text:style-name="T53">One of the </text:span><text:span text:style-name="T55">config</text:span><text:span text:style-name="T53"> module constants GET, INSERT, UPDATE, DELE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F" svg:font-family="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>
      <style:paragraph-properties fo:margin-top="0in" fo:margin-bottom="0in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stor Gabriel</meta:initial-creator>
    <meta:creation-date>2012-03-28T18:28:38.81</meta:creation-date>
    <meta:generator>OpenOffice.org/3.3$Win32 OpenOffice.org_project/330m20$Build-9567</meta:generator>
    <dc:date>2012-03-29T18:00:10.07</dc:date>
    <dc:creator>Nistor Gabriel</dc:creator>
    <meta:editing-duration>PT22H41M50S</meta:editing-duration>
    <meta:editing-cycles>70</meta:editing-cycles>
    <meta:document-statistic meta:table-count="0" meta:image-count="0" meta:object-count="0" meta:page-count="3" meta:paragraph-count="82" meta:word-count="356" meta:character-count="3113"/>
  </office:meta>
</office:document-meta>
</file>